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50%"/>
      <style:text-properties style:font-name="Times New Roman1" fo:font-size="12pt"/>
    </style:style>
    <style:style style:name="P2" style:family="paragraph" style:parent-style-name="Text_20_body">
      <style:paragraph-properties fo:margin-top="0cm" fo:margin-bottom="0cm" fo:line-height="150%" fo:text-align="justify" style:justify-single-word="false"/>
      <style:text-properties style:font-name="Times New Roman1" fo:font-size="12pt"/>
    </style:style>
    <style:style style:name="P3" style:family="paragraph" style:parent-style-name="Text_20_body">
      <style:paragraph-properties fo:margin-top="0cm" fo:margin-bottom="0cm" fo:line-height="150%" fo:text-align="center" style:justify-single-word="false"/>
      <style:text-properties style:font-name="Times New Roman1" fo:font-size="12pt" fo:font-weight="bold"/>
    </style:style>
    <style:style style:name="P4" style:family="paragraph" style:parent-style-name="Text_20_body">
      <style:paragraph-properties fo:margin-top="0cm" fo:margin-bottom="0cm" fo:line-height="150%"/>
    </style:style>
    <style:style style:name="P5" style:family="paragraph" style:parent-style-name="Text_20_body">
      <style:paragraph-properties fo:margin-top="0cm" fo:margin-bottom="0cm" fo:line-height="150%" fo:text-align="center" style:justify-single-word="false"/>
    </style:style>
    <style:style style:name="P6" style:family="paragraph" style:parent-style-name="Text_20_body">
      <style:paragraph-properties fo:margin-top="0cm" fo:margin-bottom="0cm" fo:line-height="150%" fo:text-align="justify" style:justify-single-word="false"/>
    </style:style>
    <style:style style:name="P7" style:family="paragraph" style:parent-style-name="Standard">
      <style:paragraph-properties fo:text-align="justify" style:justify-single-word="false"/>
    </style:style>
    <style:style style:name="T1" style:family="text">
      <style:text-properties style:font-name="Times New Roman1" fo:font-size="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 Q. Laboguin                                                                                     September 24, 2018</text:p>
      <text:p text:style-name="P1">Progress Report 1</text:p>
      <text:p text:style-name="P1">Groupmates: Reinelle Jan Bugnot, Nicolo Ramirez</text:p>
      <text:p text:style-name="P4"> </text:p>
      <text:p text:style-name="P3">Handwriting Recognition Canvas using Neural Networks</text:p>
      <text:p text:style-name="P5"> </text:p>
      <text:p text:style-name="P6">            <text:span text:style-name="T1">In the first few weeks of our project development, our group was able to finalize the project that we will execute. Our project was divided into two parts. The first part is the drawing feature software where in the user may choose which drawing tool will be utilized for drawing characters in the canvas. The second part is the handwriting recognition where in the written characters will be intelligently recognized using neural networks. One challenge that we faced in finalizing our project is the lack of digital signal processing in our first project proposal. One of our plans was to recognize letters from images using neural networks. This proposal lacked digital signal processing because it only recognizes pixels and doesn’t manipulate them. This is the reason why we were challenged to finalize our project into drawing feature software and handwriting recognition.</text:span></text:p>
      <text:p text:style-name="P6">            <text:span text:style-name="T1">My contribution for this project is to create the canvas that can be freely written and drawn for the drawing feature software and handwriting recognition. My part integrates the two parts of the project. As for my progress in creating the canvas for our project, I started to research on several projects that used canvas for their projects. The scope of my research was limited to C++ language because this is the main language that should be used for all projects under digital signal processing. This was one of the challenges I faced before finalizing the updated project proposal because I was iffy with creating a canvas that uses C++ as the main language. Fortunately, I was able to search projects that created canvas using C++ as their main language. Also, another challenge that I faced is my proficiency in C++ language. I was able to obtain a source code that created a canvas using C++ but I found it hard to understand. With this, I will start to review on my basic lessons about the C++ language. The source code that I obtained has a GUI and also different drawing features such as shapes, drawing materials, and attaching pictures. </text:span></text:p>
      <text:p text:style-name="P2"><text:tab/>Our next step for our project was to research on how to integrate the two parts of our project which is the drawing feature software and handwriting recognition. Also, we need to refine the methodology and make it more specific so that we could know and realize if our project will be feasible or no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0:20:39.70</meta:creation-date>
    <meta:document-statistic meta:table-count="0" meta:image-count="0" meta:object-count="0" meta:page-count="1" meta:paragraph-count="9" meta:word-count="417" meta:character-count="2594"/>
    <dc:date>2018-11-05T10:21:57.22</dc:date>
    <dc:creator>Francis Laboguin</dc:creator>
    <meta:editing-duration>PT1M19S</meta:editing-duration>
    <meta:editing-cycles>1</meta:editing-cycles>
    <meta:generator>OpenOffice/4.1.5$Win32 OpenOffice.org_project/415m1$Build-9789</meta:generator>
  </office:meta>
</office:document-meta>
</file>